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9846in" fo:margin-right="0in" fo:text-indent="0in" style:auto-text-indent="false"/>
      <style:text-properties fo:color="#0066cc"/>
    </style:style>
    <style:style style:name="P2" style:family="paragraph" style:parent-style-name="Text_20_body">
      <style:paragraph-properties fo:margin-left="0.9846in" fo:margin-right="0in" fo:text-indent="0in" style:auto-text-indent="false"/>
      <style:text-properties fo:color="#0066cc" style:font-name="Calibri" fo:font-size="12pt" officeooo:rsid="00226ac2" officeooo:paragraph-rsid="002240cb"/>
    </style:style>
    <style:style style:name="P3" style:family="paragraph" style:parent-style-name="Text_20_body">
      <style:text-properties style:font-name="Calibri" fo:font-size="12pt"/>
    </style:style>
    <style:style style:name="P4" style:family="paragraph" style:parent-style-name="Text_20_body">
      <style:paragraph-properties fo:text-align="center" style:justify-single-word="false"/>
      <style:text-properties style:font-name="Calibri" fo:font-size="14pt" fo:font-weight="bold" officeooo:rsid="002cb5c7" officeooo:paragraph-rsid="002cb5c7" style:font-size-asian="14pt" style:font-weight-asian="bold" style:font-size-complex="14pt" style:font-weight-complex="bold"/>
    </style:style>
    <style:style style:name="P5" style:family="paragraph" style:parent-style-name="Text_20_body" style:list-style-name="L1">
      <style:text-properties style:font-name="Calibri" fo:font-size="12pt"/>
    </style:style>
    <style:style style:name="P6" style:family="paragraph" style:parent-style-name="Text_20_body" style:list-style-name="L1">
      <style:text-properties style:font-name="Calibri" fo:font-size="12pt" style:font-size-asian="12pt" style:font-size-complex="12pt"/>
    </style:style>
    <style:style style:name="P7" style:family="paragraph" style:parent-style-name="Text_20_body" style:list-style-name="L2">
      <style:text-properties fo:color="#0066cc" style:font-name="Calibri" fo:font-size="12pt" officeooo:rsid="001d9fab" officeooo:paragraph-rsid="001d9fab"/>
    </style:style>
    <style:style style:name="P8" style:family="paragraph" style:parent-style-name="Text_20_body" style:list-style-name="L3">
      <style:text-properties fo:color="#0066cc" style:font-name="Calibri" fo:font-size="12pt" officeooo:rsid="001d9fab" officeooo:paragraph-rsid="001d9fab"/>
    </style:style>
    <style:style style:name="P9" style:family="paragraph" style:parent-style-name="Text_20_body" style:list-style-name="L5">
      <style:text-properties fo:color="#0066cc" style:font-name="Calibri" fo:font-size="12pt" officeooo:rsid="00273492" officeooo:paragraph-rsid="00273492" style:font-size-asian="12pt" style:font-size-complex="12pt"/>
    </style:style>
    <style:style style:name="P10" style:family="paragraph" style:parent-style-name="Text_20_body" style:list-style-name="L5">
      <style:text-properties fo:color="#0066cc" fo:font-size="12pt" officeooo:rsid="002eb313" officeooo:paragraph-rsid="002eb313" style:font-size-asian="12pt" style:font-size-complex="12pt"/>
    </style:style>
    <style:style style:name="P11" style:family="paragraph" style:parent-style-name="Text_20_body" style:list-style-name="L5">
      <style:text-properties fo:color="#0066cc" fo:font-size="12pt" officeooo:rsid="002825e0" officeooo:paragraph-rsid="002825e0" style:font-size-asian="12pt" style:font-size-complex="12pt"/>
    </style:style>
    <style:style style:name="P12" style:family="paragraph" style:parent-style-name="Text_20_body" style:list-style-name="L4">
      <style:paragraph-properties fo:margin-left="1.4772in" fo:margin-right="0in" fo:text-indent="-0.25in" style:auto-text-indent="false"/>
      <style:text-properties fo:color="#0066cc" style:font-name="Calibri" fo:font-size="12pt" officeooo:rsid="001d9fab" officeooo:paragraph-rsid="001d9fab"/>
    </style:style>
    <style:style style:name="T1" style:family="text">
      <style:text-properties style:font-name="Calibri"/>
    </style:style>
    <style:style style:name="T2" style:family="text">
      <style:text-properties style:font-name="Calibri" officeooo:rsid="002825e0"/>
    </style:style>
    <style:style style:name="T3" style:family="text">
      <style:text-properties style:font-name="Calibri" officeooo:rsid="0029036c"/>
    </style:style>
    <style:style style:name="T4" style:family="text">
      <style:text-properties officeooo:rsid="00226ac2"/>
    </style:style>
    <style:style style:name="T5" style:family="text">
      <style:text-properties officeooo:rsid="002cb5c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4772in" fo:text-indent="-0.25in" fo:margin-left="1.4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272in" fo:text-indent="-0.25in" fo:margin-left="1.7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772in" fo:text-indent="-0.25in" fo:margin-left="1.4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272in" fo:text-indent="-0.25in" fo:margin-left="1.7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772in" fo:text-indent="-0.25in" fo:margin-left="1.4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272in" fo:text-indent="-0.25in" fo:margin-left="1.7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text:tab/><text:tab/><text:tab/><text:tab/></text:p>
      <text:p text:style-name="P4">FLEXYSTRUDER</text:p>
      <text:p text:style-name="P3"/>
      <text:p text:style-name="P3"/>
      <text:list xml:id="list8887844099772290111" text:style-name="L1">
        <text:list-item>
          <text:p text:style-name="P5">Date of release.</text:p>
        </text:list-item>
      </text:list>
      <text:list xml:id="list8158832729234721513" text:style-name="L2">
        <text:list-item>
          <text:p text:style-name="P7">March 6, 2014</text:p>
        </text:list-item>
      </text:list>
      <text:list xml:id="list135125208346787" text:continue-list="list8887844099772290111" text:style-name="L1">
        <text:list-item>
          <text:p text:style-name="P5">When will it be available for purchase?</text:p>
        </text:list-item>
      </text:list>
      <text:list xml:id="list4101356665584165321" text:style-name="L3">
        <text:list-item>
          <text:p text:style-name="P8">March 6, 2014</text:p>
        </text:list-item>
      </text:list>
      <text:list xml:id="list135125298441309" text:continue-list="list135125208346787" text:style-name="L1">
        <text:list-item>
          <text:p text:style-name="P5">Information about market need/ background into why you are developing the new extruder.</text:p>
        </text:list-item>
      </text:list>
      <text:list xml:id="list8897857863843707826" text:style-name="L4">
        <text:list-item>
          <text:p text:style-name="P12">Strong interest/<text:span text:style-name="T5">excitement</text:span> and inquiries regarding ability to print <text:span text:style-name="T5">flexible material(plastic)</text:span></text:p>
        </text:list-item>
      </text:list>
      <text:list xml:id="list135126216138678" text:continue-list="list135125298441309" text:style-name="L1">
        <text:list-item>
          <text:p text:style-name="P5">Who is the target market? </text:p>
        </text:list-item>
      </text:list>
      <text:p text:style-name="P2">Basically, the same customer base we are serving today but ones who have the need for <text:span text:style-name="T5">flexible plastic material </text:span>printing. <text:span text:style-name="T5">Flexible plastic printing notwithstanding a lot of excitement, it is something that still hunts for legitimate market in terms of specific applications.</text:span></text:p>
      <text:list xml:id="list135124606781332" text:continue-numbering="true" text:style-name="L1">
        <text:list-item>
          <text:p text:style-name="P6">New features, what makes it unique or different?</text:p>
        </text:list-item>
      </text:list>
      <text:list xml:id="list5545077216041551268" text:style-name="L5">
        <text:list-item>
          <text:p text:style-name="P9">Easy drop-in and quick connect</text:p>
        </text:list-item>
        <text:list-item>
          <text:p text:style-name="P10"><text:span text:style-name="T2">S</text:span><text:span text:style-name="T1">hare common key mechanical components with regular print head</text:span></text:p>
        </text:list-item>
        <text:list-item>
          <text:p text:style-name="P11"><text:span text:style-name="T2">O</text:span><text:span text:style-name="T1">pen source design whereby customers can g</text:span><text:span text:style-name="T3">ain </text:span><text:span text:style-name="T1">access to engineering and material documentation to make their own modification</text:span><text:span text:style-name="T3">s</text:span><text:span text:style-name="T1"> for custom applications.</text:span></text:p>
        </text:list-item>
      </text:list>
      <text:list xml:id="list135126312498856" text:continue-list="list135124606781332" text:style-name="L1">
        <text:list-item>
          <text:p text:style-name="P6">Any additional updates to include?</text:p>
        </text:list-item>
      </text:list>
      <text:p text:style-name="P1">* <text:span text:style-name="T4">Note that our current release version of Flexystruder do not support all materials. Due to limited quality flexible materials, Ninja Flex is the only flexible material that AO tested and recommends.</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902in" fo:margin-bottom="0.5902in" fo:margin-left="0.6701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ph User</meta:initial-creator>
    <meta:creation-date>2014-02-25T11:30:59.151008771</meta:creation-date>
    <dc:date>2014-03-04T13:51:24.365555719</dc:date>
    <dc:creator>Aleph User</dc:creator>
    <meta:editing-duration>PT23H55M56S</meta:editing-duration>
    <meta:editing-cycles>14</meta:editing-cycles>
    <meta:generator>LibreOffice/4.1.4.2$Linux_X86_64 LibreOffice_project/0a0440ccc0227ad9829de5f46be37cfb6edcf72</meta:generator>
    <meta:printed-by>Aleph User</meta:printed-by>
    <meta:print-date>2014-02-26T07:46:16.449832741</meta:print-date>
    <meta:document-statistic meta:table-count="0" meta:image-count="0" meta:object-count="0" meta:page-count="1" meta:paragraph-count="16" meta:word-count="179" meta:character-count="1122" meta:non-whitespace-character-count="964"/>
  </office:meta>
</office:document-meta>
</file>